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t mlo;</text:p>
      <text:p text:style-name="Standard">int j;</text:p>
      <text:p text:style-name="Standard">int l;</text:p>
      <text:p text:style-name="Standard">int ps=0;</text:p>
      <text:p text:style-name="Standard"/>
      <text:p text:style-name="Standard">int per_line_isia=0;</text:p>
      <text:p text:style-name="Standard">int per_line_plagia=0;</text:p>
      <text:p text:style-name="Standard">int dkp=0;</text:p>
      <text:p text:style-name="Standard">int prl_isia_sum=0;</text:p>
      <text:p text:style-name="Standard">int pkp=0;</text:p>
      <text:p text:style-name="Standard">int prl_plg_sum=0;</text:p>
      <text:p text:style-name="Standard"/>
      <text:p text:style-name="Standard">for(int l=0;l&lt;=num_sp_l-1;l++){cout&lt;&lt;number_space.at(l) &lt;&lt; " " ;}</text:p>
      <text:p text:style-name="Standard">cout&lt;&lt;"\n";</text:p>
      <text:p text:style-name="Standard">for(int i=0;i&lt;=till_end;i++){cout&lt;&lt;i &lt;&lt; " ";}</text:p>
      <text:p text:style-name="Standard">cout&lt;&lt;"\n";</text:p>
      <text:p text:style-name="Standard">for(int i=0;i&lt;=num_sp_l-1;i++){</text:p>
      <text:p text:style-name="Standard"><text:s text:c="8"/>out_in=i;</text:p>
      <text:p text:style-name="Standard"><text:s text:c="8"/>ck=number_space.at(i);</text:p>
      <text:p text:style-name="Standard"><text:s text:c="8"/>lk=stoi(&amp;ck);</text:p>
      <text:p text:style-name="Standard"><text:s text:c="8"/>ps=i;</text:p>
      <text:p text:style-name="Standard"><text:s text:c="8"/>cout&lt;&lt;lk &lt;&lt; " " ;</text:p>
      <text:p text:style-name="Standard"><text:s text:c="4"/>for(j=1;j&lt;=till_end;j++){</text:p>
      <text:p text:style-name="Standard"><text:s text:c="9"/>if(j&lt;=lk ){</text:p>
      <text:p text:style-name="Standard"><text:s text:c="20"/>cout&lt;&lt;"| ";</text:p>
      <text:p text:style-name="Standard"><text:s text:c="20"/>count_isia+=1;</text:p>
      <text:p text:style-name="Standard"><text:s text:c="20"/>per_line_isia+=1;</text:p>
      <text:p text:style-name="Standard"><text:s text:c="11"/>if (dkp==0){</text:p>
      <text:p text:style-name="Standard"><text:s text:c="24"/>prl_isia_sum+=1;</text:p>
      <text:p text:style-name="Standard"><text:s text:c="24"/>dkp=1;</text:p>
      <text:p text:style-name="Standard"><text:s text:c="24"/>}</text:p>
      <text:p text:style-name="Standard"><text:s text:c="9"/>}</text:p>
      <text:p text:style-name="Standard"><text:s text:c="9"/>if(j&gt;lk ){</text:p>
      <text:p text:style-name="Standard"><text:s text:c="20"/>cout&lt;&lt;"/ ";</text:p>
      <text:p text:style-name="Standard"><text:s text:c="20"/>count_plagia+=1;</text:p>
      <text:p text:style-name="Standard"><text:s text:c="20"/>per_line_plagia+=1;</text:p>
      <text:p text:style-name="Standard"><text:s text:c="12"/>if(pkp==0){</text:p>
      <text:p text:style-name="Standard"><text:s text:c="24"/>prl_plg_sum+=1;</text:p>
      <text:p text:style-name="Standard"><text:s text:c="24"/>pkp=1;</text:p>
      <text:p text:style-name="Standard"><text:s text:c="22"/>}</text:p>
      <text:p text:style-name="Standard"><text:s text:c="18"/>}</text:p>
      <text:p text:style-name="Standard"><text:s text:c="4"/>}</text:p>
      <text:p text:style-name="Standard"><text:s text:c="9"/>mlo=lk-(j-1);</text:p>
      <text:p text:style-name="Standard"><text:s text:c="9"/>if(mlo&gt;0){</text:p>
      <text:p text:style-name="Standard"><text:s text:c="12"/>mlo-=1;</text:p>
      <text:p text:style-name="Standard"><text:s text:c="12"/>cout&lt;&lt;"\n";</text:p>
      <text:p text:style-name="Standard"><text:s text:c="12"/>if(ps&gt;0){</text:p>
      <text:p text:style-name="Standard"><text:s text:c="16"/>while(ps&gt;=0){cout&lt;&lt;"*" ;ps-=1;}</text:p>
      <text:p text:style-name="Standard"><text:s text:c="12"/>}</text:p>
      <text:p text:style-name="Standard"><text:s text:c="12"/>cout&lt;&lt;"will use " &lt;&lt; prl_isia_sum <text:s/>&lt;&lt; " with " &lt;&lt; prl_plg_sum &lt;&lt;"\n";</text:p>
      <text:p text:style-name="Standard"><text:s text:c="12"/>while(mlo&gt;=0){</text:p>
      <text:p text:style-name="Standard"><text:s text:c="28"/>cout&lt;&lt;"| " ;</text:p>
      <text:p text:style-name="Standard"><text:soft-page-break/><text:s text:c="28"/>count_isia+=1;</text:p>
      <text:p text:style-name="Standard"><text:s text:c="28"/>mlo-=1;</text:p>
      <text:p text:style-name="Standard"><text:s text:c="28"/>per_line_isia+=1;</text:p>
      <text:p text:style-name="Standard"><text:s text:c="16"/>if(dkp==1){</text:p>
      <text:p text:style-name="Standard"><text:s text:c="28"/>prl_isia_sum+=1;</text:p>
      <text:p text:style-name="Standard"><text:s text:c="28"/>dkp=2;</text:p>
      <text:p text:style-name="Standard"><text:s text:c="26"/>}</text:p>
      <text:p text:style-name="Standard"><text:s text:c="16"/>if(pkp==1){</text:p>
      <text:p text:style-name="Standard"><text:s text:c="27"/>prl_plg_sum+=1;</text:p>
      <text:p text:style-name="Standard"><text:s text:c="27"/>pkp=2;</text:p>
      <text:p text:style-name="Standard"><text:s text:c="26"/>}</text:p>
      <text:p text:style-name="Standard"><text:s text:c="13"/>}</text:p>
      <text:p text:style-name="Standard"><text:s text:c="14"/>//dkp=2;pkp=2;</text:p>
      <text:p text:style-name="Standard"><text:s text:c="9"/>}</text:p>
      <text:p text:style-name="Standard"><text:s text:c="9"/>cout&lt;&lt;"\n";</text:p>
      <text:p text:style-name="Standard"><text:s text:c="9"/>cout&lt;&lt;"per line isia ::== " &lt;&lt; per_line_isia &lt;&lt; " with sum " &lt;&lt; prl_isia_sum &lt;&lt;"\n";</text:p>
      <text:p text:style-name="Standard"><text:s text:c="9"/>cout&lt;&lt;"per line plagia ::== " &lt;&lt; per_line_plagia &lt;&lt;" with sum " &lt;&lt; prl_plg_sum &lt;&lt;"\n";</text:p>
      <text:p text:style-name="Standard"><text:s text:c="9"/>cout&lt;&lt;"\n";</text:p>
      <text:p text:style-name="Standard"><text:s text:c="9"/>per_line_isia=0;</text:p>
      <text:p text:style-name="Standard"><text:s text:c="9"/>per_line_plagia=0;</text:p>
      <text:p text:style-name="Standard"><text:s text:c="9"/>dkp=0;</text:p>
      <text:p text:style-name="Standard"><text:s text:c="9"/>pkp=0;</text:p>
      <text:p text:style-name="Standard"/>
      <text:p text:style-name="Standard"><text:s text:c="4"/>cout&lt;&lt;"\n";</text:p>
      <text:p text:style-name="Standard">}</text:p>
      <text:p text:style-name="Standard"/>
      <text:p text:style-name="Standard">cout&lt;&lt;"isia " &lt;&lt; count_isia &lt;&lt; " plagia " &lt;&lt; count_plagia &lt;&lt;"\n"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15:17:57.459881439</meta:creation-date>
    <dc:date>2025-11-14T15:18:06.238279509</dc:date>
    <meta:editing-duration>PT10S</meta:editing-duration>
    <meta:editing-cycles>1</meta:editing-cycles>
    <meta:document-statistic meta:table-count="0" meta:image-count="0" meta:object-count="0" meta:page-count="2" meta:paragraph-count="75" meta:word-count="155" meta:character-count="2077" meta:non-whitespace-character-count="1094"/>
    <meta:generator>LibreOffice/7.4.7.2$Linux_AARCH64 LibreOffice_project/40$Build-2</meta:generator>
  </office:meta>
</office:document-meta>
</file>